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1.323cm" fo:margin-top="1.058cm" fo:margin-bottom="0.529cm" fo:orphans="2" fo:widows="2" fo:text-indent="0cm" style:auto-text-indent="false" fo:padding="0cm" fo:border="none"/>
      <style:text-properties fo:font-variant="normal" fo:text-transform="none" fo:color="#000000" style:font-name="Times New Roman Cyr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спокой мою шальную душу<text:line-break/>Как же я устала в страхе слушать<text:line-break/>Как она беснуется и плачет<text:line-break/>И как безумный конь<text:line-break/>Без остановки вдаль скачет<text:line-break/>Как мне больно знаешь только Ты<text:line-break/>Что же мне делать, скажи?<text:line-break/>Знаешь самые заветные мечты<text:line-break/>Целебную руку Свою на сердце мое положи.<text:line-break/>Сердце свое лишь Тебе я открою<text:line-break/>Без страха, стеснения за "впереди"<text:line-break/>Ты навсегда останешься со мною<text:line-break/>Только Ты никуда не уходи!<text:line-break/>Лишь с Тобою я снова свободна<text:line-break/>Лишь с Тобою я даже сильна<text:line-break/>Ах, какою никчемной, холодной<text:line-break/>Стану я если буду одна!<text:line-break/>Не оставь меня, мудрый Спаситель!<text:line-break/>Сохрани Своей верной рукой<text:line-break/>Подари мне, грехов Искупитель<text:line-break/>Радость сердца, любовь и покой...</text:p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" svg:font-family="'Times New Roman Cyr', 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4-08T22:22:40.84</meta:creation-date>
    <meta:document-statistic meta:table-count="0" meta:image-count="0" meta:object-count="0" meta:page-count="1" meta:paragraph-count="2" meta:word-count="106" meta:character-count="619"/>
    <dc:date>2012-04-08T22:24:10.59</dc:date>
    <dc:creator>Елизавета Чижикова</dc:creator>
    <meta:editing-duration>PT1M39S</meta:editing-duration>
    <meta:editing-cycles>1</meta:editing-cycles>
    <meta:generator>OpenOffice.org/3.3$Win32 OpenOffice.org_project/330m20$Build-9567</meta:generator>
  </office:meta>
</office:document-meta>
</file>